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Heading_20_2">
      <style:paragraph-properties fo:line-height="115%"/>
    </style:style>
    <style:style style:name="P3" style:family="paragraph" style:parent-style-name="Heading_20_1">
      <style:paragraph-properties fo:line-height="115%"/>
    </style:style>
    <style:style style:name="T1" style:family="text">
      <style:text-properties fo:color="#000080"/>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ΠΡΟΣ ΦΙΛΙΠΠΗΣΙΟΥΣ</text:h>
      <text:p text:style-name="P1"/>
      <text:h text:style-name="P2" text:outline-level="2">1</text:h>
      <text:p text:style-name="P1"/>
      <text:p text:style-name="P1"><text:tab/><text:span text:style-name="T1">1</text:span> Παῦλος καὶ Τιμόθεος δοῦλοι Χριστοῦ Ἰησοῦ πᾶσιν τοῖς ἁγίοις ἐν Χριστῷ Ἰησοῦ τοῖς οὖσιν ἐν Φιλίπποις σὺν ἐπισκόποις καὶ διακόνοις· <text:span text:style-name="T1">2</text:span> χάρις ὑμῖν καὶ εἰρήνη ἀπὸ Θεοῦ Πατρὸς ἡμῶν καὶ Κυρίου Ἰησοῦ Χριστοῦ.</text:p>
      <text:p text:style-name="P1"><text:span text:style-name="T1">3</text:span> Εὐχαριστῶ τῷ Θεῷ μου ἐπὶ πάσῃ τῇ μνείᾳ ὑμῶν, <text:span text:style-name="T1">4</text:span> πάντοτε ἐν πάσῃ δεήσει μου ὑπὲρ πάντων ὑμῶν μετὰ χαρᾶς τὴν δέησιν ποιούμενος, <text:span text:style-name="T1">5</text:span> ἐπὶ τῇ κοινωνίᾳ ὑμῶν εἰς τὸ εὐαγγέλιον ἀπὸ τῆς πρώτης ἡμέρας ἄχρι τοῦ νῦν, <text:span text:style-name="T1">6</text:span> πεποιθὼς αὐτὸ τοῦτο, ὅτι ὁ ἐναρξάμενος ἐν ὑμῖν ἔργον ἀγαθὸν ἐπιτελέσει ἄχρι ἡμέρας Χριστοῦ Ἰησοῦ· <text:span text:style-name="T1">7</text:span> καθώς ἐστιν δίκαιον ἐμοὶ τοῦτο φρονεῖν ὑπὲρ πάντων ὑμῶν, διὰ τὸ ἔχειν με ἐν τῇ καρδίᾳ ὑμᾶς, ἔν τε τοῖς δεσμοῖς μου καὶ ἐν τῇ ἀπολογίᾳ καὶ βεβαιώσει τοῦ εὐαγγελίου συνκοινωνούς μου τῆς χάριτος πάντας ὑμᾶς ὄντας. <text:span text:style-name="T1">8</text:span> μάρτυς γάρ μου ὁ Θεός, ὡς ἐπιποθῶ πάντας ὑμᾶς ἐν σπλάγχνοις Χριστοῦ Ἰησοῦ. <text:span text:style-name="T1">9</text:span> καὶ τοῦτο προσεύχομαι, ἵνα ἡ ἀγάπη ὑμῶν ἔτι μᾶλλον καὶ μᾶλλον περισσεύῃ ἐν ἐπιγνώσει καὶ πάσῃ αἰσθήσει, <text:span text:style-name="T1">10</text:span> εἰς τὸ δοκιμάζειν ὑμᾶς τὰ διαφέροντα, ἵνα ἦτε εἰλικρινεῖς καὶ ἀπρόσκοποι εἰς ἡμέραν Χριστοῦ, <text:span text:style-name="T1">11</text:span> πεπληρωμένοι καρπὸν δικαιοσύνης τὸν διὰ Ἰησοῦ Χριστοῦ, εἰς δόξαν καὶ ἔπαινον Θεοῦ.</text:p>
      <text:p text:style-name="P1"><text:tab/><text:span text:style-name="T1">12</text:span> Γινώσκειν δὲ ὑμᾶς βούλομαι, ἀδελφοί, ὅτι τὰ κατ’ ἐμὲ μᾶλλον εἰς προκοπὴν τοῦ εὐαγγελίου ἐλήλυθεν, <text:span text:style-name="T1">13</text:span> ὥστε τοὺς δεσμούς μου φανεροὺς ἐν Χριστῷ γενέσθαι ἐν ὅλῳ τῷ πραιτωρίῳ καὶ τοῖς λοιποῖς πᾶσιν, <text:span text:style-name="T1">14</text:span> καὶ τοὺς πλείονας τῶν <text:soft-page-break/>ἀδελφῶν ἐν Κυρίῳ πεποιθότας τοῖς δεσμοῖς μου περισσοτέρως τολμᾶν ἀφόβως τὸν λόγον τοῦ Θεοῦ λαλεῖν. <text:span text:style-name="T1">15</text:span> Τινὲς μὲν καὶ διὰ φθόνον καὶ ἔριν, τινὲς δὲ καὶ δι’ εὐδοκίαν τὸν Χριστὸν κηρύσσουσιν· <text:span text:style-name="T1">16</text:span> οἱ μὲν ἐξ ἀγάπης, εἰδότες ὅτι εἰς ἀπολογίαν τοῦ εὐαγγελίου κεῖμαι, <text:span text:style-name="T1">17</text:span> οἱ δὲ ἐξ ἐριθείας τὸν Χριστὸν καταγγέλλουσιν, οὐχ ἁγνῶς, οἰόμενοι θλῖψιν ἐγείρειν τοῖς δεσμοῖς μου. <text:span text:style-name="T1">18</text:span> τί γάρ; πλὴν ὅτι παντὶ τρόπῳ, εἴτε προφάσει εἴτε ἀληθείᾳ, Χριστὸς καταγγέλλεται, καὶ ἐν τούτῳ χαίρω· ἀλλὰ καὶ χαρήσομαι· <text:span text:style-name="T1">19</text:span> οἶδα γὰρ ὅτι <text:span text:style-name="T2">τοῦτό μοι ἀποβήσεται εἰς σωτηρίαν</text:span> διὰ τῆς ὑμῶν δεήσεως καὶ ἐπιχορηγίας τοῦ Πνεύματος Ἰησοῦ Χριστοῦ, <text:span text:style-name="T1">20</text:span> κατὰ τὴν ἀποκαραδοκίαν καὶ ἐλπίδα μου ὅτι ἐν οὐδενὶ αἰσχυνθήσομαι, ἀλλ’ ἐν πάσῃ παρρησίᾳ ὡς πάντοτε καὶ νῦν μεγαλυνθήσεται Χριστὸς ἐν τῷ σώματί μου, εἴτε διὰ ζωῆς εἴτε διὰ θανάτου. <text:span text:style-name="T1">21</text:span> Ἐμοὶ γὰρ τὸ ζῆν Χριστὸς καὶ τὸ ἀποθανεῖν κέρδος. <text:span text:style-name="T1">22</text:span> εἰ δὲ τὸ ζῆν ἐν σαρκί, τοῦτό μοι καρπὸς ἔργου, καὶ τί αἱρήσομαι οὐ γνωρίζω. <text:span text:style-name="T1">23</text:span> συνέχομαι δὲ ἐκ τῶν δύο, τὴν ἐπιθυμίαν ἔχων εἰς τὸ ἀναλῦσαι καὶ σὺν Χριστῷ εἶναι, πολλῷ γὰρ μᾶλλον κρεῖσσον· <text:span text:style-name="T1">24</text:span> τὸ δὲ ἐπιμένειν τῇ σαρκὶ ἀναγκαιότερον δι’ ὑμᾶς. <text:span text:style-name="T1">25</text:span> καὶ τοῦτο πεποιθὼς οἶδα, ὅτι μενῶ καὶ παραμενῶ πᾶσιν ὑμῖν εἰς τὴν ὑμῶν προκοπὴν καὶ χαρὰν τῆς πίστεως, <text:span text:style-name="T1">26</text:span> ἵνα τὸ καύχημα ὑμῶν περισσεύῃ ἐν Χριστῷ Ἰησοῦ ἐν ἐμοὶ διὰ τῆς ἐμῆς παρουσίας πάλιν πρὸς ὑμᾶς. <text:span text:style-name="T1">27</text:span> Μόνον ἀξίως τοῦ εὐαγγελίου τοῦ Χριστοῦ πολιτεύεσθε, ἵνα εἴτε ἐλθὼν καὶ ἰδὼν ὑμᾶς εἴτε ἀπὼν ἀκούω τὰ περὶ ὑμῶν, ὅτι στήκετε ἐν ἑνὶ πνεύματι, μιᾷ ψυχῇ συναθλοῦντες τῇ πίστει τοῦ εὐαγγελίου, <text:span text:style-name="T1">28</text:span> καὶ μὴ πτυρόμενοι ἐν μηδενὶ ὑπὸ τῶν ἀντικειμένων, ἥτις ἐστὶν αὐτοῖς ἔνδειξις ἀπωλείας, ὑμῶν δὲ σωτηρίας, καὶ τοῦτο ἀπὸ Θεοῦ· <text:span text:style-name="T1">29</text:span> ὅτι ὑμῖν ἐχαρίσθη τὸ ὑπὲρ Χριστοῦ, οὐ μόνον τὸ εἰς αὐτὸν πιστεύειν ἀλλὰ καὶ τὸ ὑπὲρ αὐτοῦ πάσχειν, <text:span text:style-name="T1">30</text:span> τὸν αὐτὸν ἀγῶνα ἔχοντες οἷον εἴδετε ἐν ἐμοὶ καὶ νῦν ἀκούετε ἐν <text:soft-page-break/>ἐμοί.</text:p>
      <text:p text:style-name="P1"/>
      <text:h text:style-name="P2" text:outline-level="2">2</text:h>
      <text:p text:style-name="P1"/>
      <text:p text:style-name="P1"><text:tab/><text:span text:style-name="T1">1</text:span> Εἴ τις οὖν παράκλησις ἐν Χριστῷ, εἴ τι παραμύθιον ἀγάπης, εἴ τις κοινωνία Πνεύματος, εἴ τις σπλάγχνα καὶ οἰκτιρμοί, <text:span text:style-name="T1">2</text:span> πληρώσατέ μου τὴν χαρὰν ἵνα τὸ αὐτὸ φρονῆτε, τὴν αὐτὴν ἀγάπην ἔχοντες, σύνψυχοι, τὸ ἓν φρονοῦντες, <text:span text:style-name="T1">3</text:span> μηδὲν κατ’ ἐριθείαν μηδὲ κατὰ κενοδοξίαν, ἀλλὰ τῇ ταπεινοφροσύνῃ ἀλλήλους ἡγούμενοι ὑπερέχοντας ἑαυτῶν, <text:span text:style-name="T1">4</text:span> μὴ τὰ ἑαυτῶν ἕκαστοι σκοποῦντες, ἀλλὰ καὶ τὰ ἑτέρων ἕκαστοι. <text:span text:style-name="T1">5</text:span> τοῦτο φρονεῖτε ἐν ὑμῖν ὃ καὶ ἐν Χριστῷ Ἰησοῦ, <text:span text:style-name="T1">6</text:span> ὃς ἐν μορφῇ Θεοῦ ὑπάρχων οὐχ ἁρπαγμὸν ἡγήσατο τὸ εἶναι ἴσα Θεῷ, <text:span text:style-name="T1">7</text:span> ἀλλὰ ἑαυτὸν ἐκένωσεν μορφὴν δούλου λαβών, ἐν ὁμοιώματι ἀνθρώπων γενόμενος· καὶ σχήματι εὑρεθεὶς ὡς ἄνθρωπος <text:span text:style-name="T1">8</text:span> ἐταπείνωσεν ἑαυτὸν γενόμενος ὑπήκοος μέχρι θανάτου, θανάτου δὲ σταυροῦ. <text:span text:style-name="T1">9</text:span> διὸ καὶ ὁ Θεὸς αὐτὸν ὑπερύψωσεν, καὶ ἐχαρίσατο αὐτῷ τὸ ὄνομα τὸ ὑπὲρ πᾶν ὄνομα, <text:span text:style-name="T1">10</text:span> ἵνα ἐν τῷ ὀνόματι Ἰησοῦ <text:span text:style-name="T2">πᾶν γόνυ κάμψῃ</text:span> ἐπουρανίων καὶ ἐπιγείων καὶ καταχθονίων, <text:span text:style-name="T1">11</text:span> <text:span text:style-name="T2">καὶ πᾶσα γλῶσσα ἐξομολογήσηται</text:span> ὅτι ΚΥΡΙΟΣ ΙΗΣΟΥΣ ΧΡΙΣΤΟΣ εἰς δόξαν Θεοῦ Πατρός.</text:p>
      <text:p text:style-name="P1"><text:tab/><text:span text:style-name="T1">12</text:span> Ὥστε, ἀγαπητοί μου, καθὼς πάντοτε ὑπηκούσατε, μὴ ὡς ἐν τῇ παρουσίᾳ μου μόνον ἀλλὰ νῦν πολλῷ μᾶλλον ἐν τῇ ἀπουσίᾳ μου, μετὰ φόβου καὶ τρόμου τὴν ἑαυτῶν σωτηρίαν κατεργάζεσθε· <text:span text:style-name="T1">13</text:span> Θεὸς γάρ ἐστιν ὁ ἐνεργῶν ἐν ὑμῖν καὶ τὸ θέλειν καὶ τὸ ἐνεργεῖν ὑπὲρ τῆς εὐδοκίας. <text:span text:style-name="T1">14</text:span> πάντα ποιεῖτε χωρὶς γογγυσμῶν καὶ διαλογισμῶν, <text:span text:style-name="T1">15</text:span> ἵνα γένησθε ἄμεμπτοι καὶ ἀκέραιοι, <text:span text:style-name="T2">τέκνα Θεοῦ ἄμωμα</text:span> μέσον <text:span text:style-name="T2">γενεᾶς σκολιᾶς καὶ </text:span><text:soft-page-break/><text:span text:style-name="T2">διεστραμμένης</text:span>, ἐν οἷς φαίνεσθε ὡς φωστῆρες ἐν κόσμῳ, <text:span text:style-name="T1">16</text:span> λόγον ζωῆς ἐπέχοντες, εἰς καύχημα ἐμοὶ εἰς ἡμέραν Χριστοῦ, ὅτι οὐκ εἰς κενὸν ἔδραμον οὐδὲ <text:span text:style-name="T2">εἰς κενὸν ἐκοπίασα</text:span>. <text:span text:style-name="T1">17</text:span> Ἀλλὰ εἰ καὶ σπένδομαι ἐπὶ τῇ θυσίᾳ καὶ λειτουργίᾳ τῆς πίστεως ὑμῶν, χαίρω καὶ συνχαίρω πᾶσιν ὑμῖν· <text:span text:style-name="T1">18</text:span> τὸ δὲ αὐτὸ καὶ ὑμεῖς χαίρετε καὶ συνχαίρετέ μοι.</text:p>
      <text:p text:style-name="P1"><text:tab/><text:span text:style-name="T1">19</text:span> Ἐλπίζω δὲ ἐν Κυρίῳ Ἰησοῦ Τιμόθεον ταχέως πέμψαι ὑμῖν, ἵνα κἀγὼ εὐψυχῶ γνοὺς τὰ περὶ ὑμῶν. <text:span text:style-name="T1">20</text:span> οὐδένα γὰρ ἔχω ἰσόψυχον, ὅστις γνησίως τὰ περὶ ὑμῶν μεριμνήσει· <text:span text:style-name="T1">21</text:span> οἱ πάντες γὰρ τὰ ἑαυτῶν ζητοῦσιν, οὐ τὰ Χριστοῦ Ἰησοῦ. <text:span text:style-name="T1">22</text:span> τὴν δὲ δοκιμὴν αὐτοῦ γινώσκετε, ὅτι ὡς πατρὶ τέκνον σὺν ἐμοὶ ἐδούλευσεν εἰς τὸ εὐαγγέλιον. <text:span text:style-name="T1">23</text:span> Τοῦτον μὲν οὖν ἐλπίζω πέμψαι ὡς ἂν ἀφίδω τὰ περὶ ἐμὲ ἐξαυτῆς· <text:span text:style-name="T1">24</text:span> πέποιθα δὲ ἐν Κυρίῳ ὅτι καὶ αὐτὸς ταχέως ἐλεύσομαι. <text:span text:style-name="T1">25</text:span> ἀναγκαῖον δὲ ἡγησάμην Ἐπαφρόδιτον τὸν ἀδελφὸν καὶ συνεργὸν καὶ συνστρατιώτην μου, ὑμῶν δὲ ἀπόστολον καὶ λειτουργὸν τῆς χρείας μου, πέμψαι πρὸς ὑμᾶς, <text:span text:style-name="T1">26</text:span> ἐπειδὴ ἐπιποθῶν ἦν πάντας ὑμᾶς, καὶ ἀδημονῶν, διότι ἠκούσατε ὅτι ἠσθένησεν. <text:span text:style-name="T1">27</text:span> καὶ γὰρ ἠσθένησεν παραπλήσιον θανάτῳ· ἀλλὰ ὁ Θεὸς ἠλέησεν αὐτόν, οὐκ αὐτὸν δὲ μόνον ἀλλὰ καὶ ἐμέ, ἵνα μὴ λύπην ἐπὶ λύπην σχῶ. <text:span text:style-name="T1">28</text:span> σπουδαιοτέρως οὖν ἔπεμψα αὐτὸν, ἵνα ἰδόντες αὐτὸν πάλιν χαρῆτε κἀγὼ ἀλυπότερος ὦ. <text:span text:style-name="T1">29</text:span> προσδέχεσθε οὖν αὐτὸν ἐν Κυρίῳ μετὰ πάσης χαρᾶς, καὶ τοὺς τοιούτους ἐντίμους ἔχετε, <text:span text:style-name="T1">30</text:span> ὅτι διὰ τὸ ἔργον Χριστοῦ μέχρι θανάτου ἤγγισεν παραβολευσάμενος τῇ ψυχῇ, ἵνα ἀναπληρώσῃ τὸ ὑμῶν ὑστέρημα τῆς πρός με λειτουργίας.</text:p>
      <text:p text:style-name="P1"/>
      <text:h text:style-name="P2" text:outline-level="2">3</text:h>
      <text:p text:style-name="P1"/>
      <text:p text:style-name="P1"><text:soft-page-break/><text:tab/><text:span text:style-name="T1">1</text:span> Τὸ λοιπόν, ἀδελφοί μου, χαίρετε ἐν Κυρίῳ. τὰ αὐτὰ γράφειν ὑμῖν ἐμοὶ μὲν οὐκ ὀκνηρόν, ὑμῖν δὲ ἀσφαλές.</text:p>
      <text:p text:style-name="P1"><text:tab/><text:span text:style-name="T1">2</text:span> Βλέπετε τοὺς κύνας, βλέπετε τοὺς κακοὺς ἐργάτας, βλέπετε τὴν κατατομήν. <text:span text:style-name="T1">3</text:span> ἡμεῖς γάρ ἐσμεν ἡ περιτομή, οἱ Πνεύματι Θεοῦ λατρεύοντες καὶ καυχώμενοι ἐν Χριστῷ Ἰησοῦ καὶ οὐκ ἐν σαρκὶ πεποιθότες, <text:span text:style-name="T1">4</text:span> καίπερ ἐγὼ ἔχων πεποίθησιν καὶ ἐν σαρκί. Εἴ τις δοκεῖ ἄλλος πεποιθέναι ἐν σαρκί, ἐγὼ μᾶλλον· <text:span text:style-name="T1">5</text:span> περιτομῇ ὀκταήμερος, ἐκ γένους Ἰσραήλ, φυλῆς Βενιαμείν, Ἑβραῖος ἐξ Ἑβραίων, κατὰ νόμον Φαρισαῖος, <text:span text:style-name="T1">6</text:span> κατὰ ζῆλος διώκων τὴν ἐκκλησίαν, κατὰ δικαιοσύνην τὴν ἐν νόμῳ γενόμενος ἄμεμπτος. <text:span text:style-name="T1">7</text:span> Ἀλλὰ ἅτινα ἦν μοι κέρδη, ταῦτα ἥγημαι διὰ τὸν Χριστὸν ζημίαν. <text:span text:style-name="T1">8</text:span> ἀλλὰ μὲν οὖν γε καὶ ἡγοῦμαι πάντα ζημίαν εἶναι διὰ τὸ ὑπερέχον τῆς γνώσεως Χριστοῦ Ἰησοῦ τοῦ Κυρίου μου, δι’ ὃν τὰ πάντα ἐζημιώθην, καὶ ἡγοῦμαι σκύβαλα ἵνα Χριστὸν κερδήσω <text:span text:style-name="T1">9</text:span> καὶ εὑρεθῶ ἐν αὐτῷ, μὴ ἔχων ἐμὴν δικαιοσύνην τὴν ἐκ νόμου, ἀλλὰ τὴν διὰ πίστεως Χριστοῦ, τὴν ἐκ Θεοῦ δικαιοσύνην ἐπὶ τῇ πίστει, <text:span text:style-name="T1">10</text:span> τοῦ γνῶναι αὐτὸν καὶ τὴν δύναμιν τῆς ἀναστάσεως αὐτοῦ καὶ κοινωνίαν παθημάτων αὐτοῦ, συμμορφιζόμενος τῷ θανάτῳ αὐτοῦ, <text:span text:style-name="T1">11</text:span> εἴ πως καταντήσω εἰς τὴν ἐξανάστασιν τὴν ἐκ νεκρῶν. <text:span text:style-name="T1">12</text:span> οὐχ ὅτι ἤδη ἔλαβον ἢ ἤδη τετελείωμαι, διώκω δὲ εἰ καὶ καταλάβω, ἐφ’ ᾧ καὶ κατελήμφθην ὑπὸ Χριστοῦ Ἰησοῦ. <text:span text:style-name="T1">13</text:span> ἀδελφοί, ἐγὼ ἐμαυτὸν οὔπω λογίζομαι κατειληφέναι· ἓν δέ, τὰ μὲν ὀπίσω ἐπιλανθανόμενος τοῖς δὲ ἔμπροσθεν ἐπεκτεινόμενος, <text:span text:style-name="T1">14</text:span> κατὰ σκοπὸν διώκω εἰς τὸ βραβεῖον τῆς ἄνω κλήσεως τοῦ Θεοῦ ἐν Χριστῷ Ἰησοῦ. <text:span text:style-name="T1">15</text:span> Ὅσοι οὖν τέλειοι, τοῦτο φρονῶμεν· καὶ εἴ τι ἑτέρως φρονεῖτε, καὶ τοῦτο ὁ Θεὸς ὑμῖν ἀποκαλύψει· <text:span text:style-name="T1">16</text:span> πλὴν εἰς ὃ ἐφθάσαμεν, τῷ αὐτῷ στοιχεῖν. <text:span text:style-name="T1">17</text:span> Συνμιμηταί μου γίνεσθε, ἀδελφοί, καὶ σκοπεῖτε τοὺς οὕτω περιπατοῦντας καθὼς ἔχετε τύπον ἡμᾶς. <text:span text:style-name="T1">18</text:span> πολλοὶ γὰρ περιπατοῦσιν οὓς πολλάκις ἔλεγον ὑμῖν, νῦν δὲ καὶ κλαίων <text:soft-page-break/>λέγω, τοὺς ἐχθροὺς τοῦ σταυροῦ τοῦ Χριστοῦ, <text:span text:style-name="T1">19</text:span> ὧν τὸ τέλος ἀπώλεια, ὧν ὁ θεὸς ἡ κοιλία καὶ ἡ δόξα ἐν τῇ αἰσχύνῃ αὐτῶν, οἱ τὰ ἐπίγεια φρονοῦντες. <text:span text:style-name="T1">20</text:span> ἡμῶν γὰρ τὸ πολίτευμα ἐν οὐρανοῖς ὑπάρχει, ἐξ οὗ καὶ Σωτῆρα ἀπεκδεχόμεθα Κύριον Ἰησοῦν Χριστόν, <text:span text:style-name="T1">21</text:span> ὃς μετασχηματίσει τὸ σῶμα τῆς ταπεινώσεως ἡμῶν σύμμορφον τῷ σώματι τῆς δόξης αὐτοῦ, κατὰ τὴν ἐνέργειαν τοῦ δύνασθαι αὐτὸν καὶ ὑποτάξαι αὐτῷ τὰ πάντα.</text:p>
      <text:p text:style-name="P1"/>
      <text:h text:style-name="P2" text:outline-level="2">4</text:h>
      <text:p text:style-name="P1"/>
      <text:p text:style-name="P1"><text:tab/><text:span text:style-name="T1">1</text:span> Ὥστε, ἀδελφοί μου ἀγαπητοὶ καὶ ἐπιπόθητοι, χαρὰ καὶ στέφανός μου, οὕτως στήκετε ἐν Κυρίῳ, ἀγαπητοί. <text:span text:style-name="T1">2</text:span> Εὐοδίαν παρακαλῶ καὶ Συντύχην παρακαλῶ τὸ αὐτὸ φρονεῖν ἐν Κυρίῳ. <text:span text:style-name="T1">3</text:span> ναὶ ἐρωτῶ καὶ σέ, γνήσιε σύνζυγε, συνλαμβάνου αὐταῖς, αἵτινες ἐν τῷ εὐαγγελίῳ συνήθλησάν μοι μετὰ καὶ Κλήμεντος καὶ τῶν λοιπῶν συνεργῶν μου, ὧν τὰ ὀνόματα <text:span text:style-name="T2">ἐν βίβλῳ ζωῆς</text:span>. <text:span text:style-name="T1">4</text:span> Χαίρετε ἐν Κυρίῳ πάντοτε· πάλιν ἐρῶ, χαίρετε. <text:span text:style-name="T1">5</text:span> τὸ ἐπιεικὲς ὑμῶν γνωσθήτω πᾶσιν ἀνθρώποις. ὁ Κύριος ἐγγύς· <text:span text:style-name="T1">6</text:span> μηδὲν μεριμνᾶτε, ἀλλ’ ἐν παντὶ τῇ προσευχῇ καὶ τῇ δεήσει μετὰ εὐχαριστίας τὰ αἰτήματα ὑμῶν γνωριζέσθω πρὸς τὸν Θεόν. <text:span text:style-name="T1">7</text:span> καὶ ἡ εἰρήνη τοῦ Θεοῦ ἡ ὑπερέχουσα πάντα νοῦν φρουρήσει τὰς καρδίας ὑμῶν καὶ τὰ νοήματα ὑμῶν ἐν Χριστῷ Ἰησοῦ. <text:span text:style-name="T1">8</text:span> Τὸ λοιπόν, ἀδελφοί, ὅσα ἐστὶν ἀληθῆ, ὅσα σεμνά, ὅσα δίκαια, ὅσα ἁγνά, ὅσα προσφιλῆ, ὅσα εὔφημα, εἴ τις ἀρετὴ καὶ εἴ τις ἔπαινος, ταῦτα λογίζεσθε· <text:span text:style-name="T1">9</text:span> ἃ καὶ ἐμάθετε καὶ παρελάβετε καὶ ἠκούσατε καὶ εἴδετε ἐν ἐμοί, ταῦτα πράσσετε· καὶ ὁ Θεὸς τῆς εἰρήνης ἔσται μεθ’ ὑμῶν.</text:p>
      <text:p text:style-name="P1"><text:tab/><text:span text:style-name="T1">10</text:span> Ἐχάρην δὲ ἐν Κυρίῳ μεγάλως ὅτι ἤδη ποτὲ <text:soft-page-break/>ἀνεθάλετε τὸ ὑπὲρ ἐμοῦ φρονεῖν· ἐφ’ ᾧ καὶ ἐφρονεῖτε, ἠκαιρεῖσθε δέ. <text:span text:style-name="T1">11</text:span> οὐχ ὅτι καθ’ ὑστέρησιν λέγω· ἐγὼ γὰρ ἔμαθον ἐν οἷς εἰμι αὐτάρκης εἶναι. <text:span text:style-name="T1">12</text:span> οἶδα καὶ ταπεινοῦσθαι, οἶδα καὶ περισσεύειν· ἐν παντὶ καὶ ἐν πᾶσιν μεμύημαι, καὶ χορτάζεσθαι καὶ πεινᾶν, καὶ περισσεύειν καὶ ὑστερεῖσθαι. <text:span text:style-name="T1">13</text:span> πάντα ἰσχύω ἐν τῷ ἐνδυναμοῦντί με. <text:span text:style-name="T1">14</text:span> πλὴν καλῶς ἐποιήσατε συνκοινωνήσαντές μου τῇ θλίψει. <text:span text:style-name="T1">15</text:span> οἴδατε δὲ καὶ ὑμεῖς, Φιλιππήσιοι, ὅτι ἐν ἀρχῇ τοῦ εὐαγγελίου, ὅτε ἐξῆλθον ἀπὸ Μακεδονίας, οὐδεμία μοι ἐκκλησία ἐκοινώνησεν εἰς λόγον δόσεως καὶ λήμψεως εἰ μὴ ὑμεῖς μόνοι, <text:span text:style-name="T1">16</text:span> ὅτι καὶ ἐν Θεσσαλονίκῃ καὶ ἅπαξ καὶ δὶς εἰς τὴν χρείαν μοι ἐπέμψατε. <text:span text:style-name="T1">17</text:span> οὐχ ὅτι ἐπιζητῶ τὸ δόμα, ἀλλὰ ἐπιζητῶ τὸν καρπὸν τὸν πλεονάζοντα εἰς λόγον ὑμῶν. <text:span text:style-name="T1">18</text:span> ἀπέχω δὲ πάντα καὶ περισσεύω· πεπλήρωμαι δεξάμενος παρὰ Ἐπαφροδίτου τὰ παρ’ ὑμῶν, ὀσμὴν εὐωδίας, θυσίαν δεκτήν, εὐάρεστον τῷ Θεῷ. <text:span text:style-name="T1">19</text:span> ὁ δὲ Θεός μου πληρώσει πᾶσαν χρείαν ὑμῶν κατὰ τὸ πλοῦτος αὐτοῦ ἐν δόξῃ ἐν Χριστῷ Ἰησοῦ. <text:span text:style-name="T1">20</text:span> τῷ δὲ Θεῷ καὶ Πατρὶ ἡμῶν ἡ δόξα εἰς τοὺς αἰῶνας τῶν αἰώνων· ἀμήν.</text:p>
      <text:p text:style-name="P1"><text:tab/><text:span text:style-name="T1">21</text:span> Ἀσπάσασθε πάντα ἅγιον ἐν Χριστῷ Ἰησοῦ. ἀσπάζονται ὑμᾶς οἱ σὺν ἐμοὶ ἀδελφοί. <text:span text:style-name="T1">22</text:span> ἀσπάζονται ὑμᾶς πάντες οἱ ἅγιοι, μάλιστα δὲ οἱ ἐκ τῆς Καίσαρος οἰκίας.</text:p>
      <text:p text:style-name="P1"><text:tab/><text:span text:style-name="T1">23</text:span> Ἡ χάρις τοῦ Κυρίου Ἰησοῦ Χριστοῦ μετὰ τοῦ πνεύματος ὑμῶν.</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9T13:01:12.18</meta:creation-date>
    <dc:date>2020-04-04T11:41:27.550000000</dc:date>
    <meta:editing-duration>PT3H17M2S</meta:editing-duration>
    <meta:editing-cycles>21</meta:editing-cycles>
    <meta:generator>LibreOffice/5.4.7.2$Windows_X86_64 LibreOffice_project/c838ef25c16710f8838b1faec480ebba495259d0</meta:generator>
    <meta:document-statistic meta:table-count="0" meta:image-count="0" meta:object-count="0" meta:page-count="7" meta:paragraph-count="17" meta:word-count="1740" meta:character-count="10189" meta:non-whitespace-character-count="8455"/>
  </office:meta>
</office:document-meta>
</file>